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24c84" officeooo:paragraph-rsid="00124c84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124c84" officeooo:paragraph-rsid="00124c84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3b6b6" officeooo:paragraph-rsid="0013b6b6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5ac2f" officeooo:paragraph-rsid="0015ac2f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c3316" officeooo:paragraph-rsid="001c3316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cc98e" officeooo:paragraph-rsid="001cc98e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9d038" officeooo:paragraph-rsid="0019d038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1aca8a" officeooo:paragraph-rsid="001aca8a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1e579b" officeooo:paragraph-rsid="001e579b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e641f" officeooo:paragraph-rsid="001e641f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20db79" officeooo:paragraph-rsid="0020db79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2217e7" officeooo:paragraph-rsid="002217e7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23a855" officeooo:paragraph-rsid="0023a855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23ef31" officeooo:paragraph-rsid="0023ef31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250cab" officeooo:paragraph-rsid="00250cab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25a007" officeooo:paragraph-rsid="0025a007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26570a" officeooo:paragraph-rsid="0026570a"/>
    </style:style>
    <style:style style:name="P18" style:family="paragraph" style:parent-style-name="Standard" style:list-style-name="L1">
      <style:paragraph-properties fo:text-align="start" style:justify-single-word="false"/>
      <style:text-properties officeooo:rsid="00285d8c" officeooo:paragraph-rsid="00285d8c"/>
    </style:style>
    <style:style style:name="P19" style:family="paragraph" style:parent-style-name="Standard" style:list-style-name="L1">
      <style:paragraph-properties fo:text-align="start" style:justify-single-word="false"/>
      <style:text-properties officeooo:rsid="002ad058" officeooo:paragraph-rsid="002ad058"/>
    </style:style>
    <style:style style:name="P20" style:family="paragraph" style:parent-style-name="Standard" style:list-style-name="L1">
      <style:paragraph-properties fo:text-align="start" style:justify-single-word="false"/>
      <style:text-properties officeooo:rsid="002bdb55" officeooo:paragraph-rsid="002bdb55"/>
    </style:style>
    <style:style style:name="P21" style:family="paragraph" style:parent-style-name="Standard" style:list-style-name="L1">
      <style:paragraph-properties fo:text-align="start" style:justify-single-word="false"/>
      <style:text-properties officeooo:rsid="002d396b" officeooo:paragraph-rsid="002d396b"/>
    </style:style>
    <style:style style:name="P22" style:family="paragraph" style:parent-style-name="Standard" style:list-style-name="L1">
      <style:paragraph-properties fo:text-align="start" style:justify-single-word="false"/>
      <style:text-properties officeooo:rsid="002daa06" officeooo:paragraph-rsid="002daa06"/>
    </style:style>
    <style:style style:name="P23" style:family="paragraph" style:parent-style-name="Standard" style:list-style-name="L1">
      <style:paragraph-properties fo:text-align="start" style:justify-single-word="false"/>
      <style:text-properties officeooo:rsid="002e25a4" officeooo:paragraph-rsid="002e25a4"/>
    </style:style>
    <style:style style:name="P24" style:family="paragraph" style:parent-style-name="Standard" style:list-style-name="L1">
      <style:paragraph-properties fo:text-align="start" style:justify-single-word="false"/>
      <style:text-properties officeooo:rsid="00300960" officeooo:paragraph-rsid="00300960"/>
    </style:style>
    <style:style style:name="P25" style:family="paragraph" style:parent-style-name="Standard" style:list-style-name="L1">
      <style:paragraph-properties fo:text-align="start" style:justify-single-word="false"/>
      <style:text-properties officeooo:rsid="0032d6d1" officeooo:paragraph-rsid="0032d6d1"/>
    </style:style>
    <style:style style:name="P26" style:family="paragraph" style:parent-style-name="Standard" style:list-style-name="L1">
      <style:paragraph-properties fo:text-align="start" style:justify-single-word="false"/>
      <style:text-properties officeooo:rsid="003547e3" officeooo:paragraph-rsid="003547e3"/>
    </style:style>
    <style:style style:name="P27" style:family="paragraph" style:parent-style-name="Standard" style:list-style-name="L1">
      <style:paragraph-properties fo:text-align="start" style:justify-single-word="false"/>
      <style:text-properties officeooo:rsid="0036ee31" officeooo:paragraph-rsid="0036ee31"/>
    </style:style>
    <style:style style:name="P28" style:family="paragraph" style:parent-style-name="Standard" style:list-style-name="L1">
      <style:paragraph-properties fo:text-align="start" style:justify-single-word="false"/>
      <style:text-properties officeooo:rsid="0038a6e1" officeooo:paragraph-rsid="0038a6e1"/>
    </style:style>
    <style:style style:name="P29" style:family="paragraph" style:parent-style-name="Standard" style:list-style-name="L1">
      <style:paragraph-properties fo:text-align="start" style:justify-single-word="false"/>
      <style:text-properties officeooo:rsid="0039950e" officeooo:paragraph-rsid="0039950e"/>
    </style:style>
    <style:style style:name="P30" style:family="paragraph" style:parent-style-name="Standard" style:list-style-name="L1">
      <style:paragraph-properties fo:text-align="start" style:justify-single-word="false"/>
      <style:text-properties officeooo:rsid="003a97e1" officeooo:paragraph-rsid="003a97e1"/>
    </style:style>
    <style:style style:name="P31" style:family="paragraph" style:parent-style-name="Standard" style:list-style-name="L1">
      <style:paragraph-properties fo:text-align="start" style:justify-single-word="false"/>
      <style:text-properties officeooo:rsid="003af2ce" officeooo:paragraph-rsid="003af2ce"/>
    </style:style>
    <style:style style:name="P32" style:family="paragraph" style:parent-style-name="Standard" style:list-style-name="L1">
      <style:paragraph-properties fo:text-align="start" style:justify-single-word="false"/>
      <style:text-properties officeooo:rsid="003bd56f" officeooo:paragraph-rsid="003bd56f"/>
    </style:style>
    <style:style style:name="P33" style:family="paragraph" style:parent-style-name="Standard" style:list-style-name="L1">
      <style:paragraph-properties fo:text-align="start" style:justify-single-word="false"/>
      <style:text-properties officeooo:rsid="003c2309" officeooo:paragraph-rsid="003c2309"/>
    </style:style>
    <style:style style:name="P34" style:family="paragraph" style:parent-style-name="Standard" style:list-style-name="L1">
      <style:paragraph-properties fo:text-align="start" style:justify-single-word="false"/>
      <style:text-properties officeooo:rsid="003c842e" officeooo:paragraph-rsid="003c842e"/>
    </style:style>
    <style:style style:name="P35" style:family="paragraph" style:parent-style-name="Standard" style:list-style-name="L1">
      <style:paragraph-properties fo:text-align="start" style:justify-single-word="false"/>
      <style:text-properties officeooo:rsid="003e445d" officeooo:paragraph-rsid="003e445d"/>
    </style:style>
    <style:style style:name="P36" style:family="paragraph" style:parent-style-name="Standard" style:list-style-name="L1">
      <style:paragraph-properties fo:text-align="start" style:justify-single-word="false"/>
      <style:text-properties officeooo:rsid="003e75ac" officeooo:paragraph-rsid="003e75ac"/>
    </style:style>
    <style:style style:name="P37" style:family="paragraph" style:parent-style-name="Standard" style:list-style-name="L1">
      <style:paragraph-properties fo:text-align="start" style:justify-single-word="false"/>
      <style:text-properties officeooo:rsid="004231b7" officeooo:paragraph-rsid="004231b7"/>
    </style:style>
    <style:style style:name="P38" style:family="paragraph" style:parent-style-name="Standard" style:list-style-name="L1">
      <style:paragraph-properties fo:text-align="start" style:justify-single-word="false"/>
      <style:text-properties officeooo:rsid="0042888b" officeooo:paragraph-rsid="0042888b"/>
    </style:style>
    <style:style style:name="P39" style:family="paragraph" style:parent-style-name="Standard" style:list-style-name="L1">
      <style:paragraph-properties fo:text-align="start" style:justify-single-word="false"/>
      <style:text-properties officeooo:rsid="003f0870" officeooo:paragraph-rsid="0042888b"/>
    </style:style>
    <style:style style:name="P40" style:family="paragraph" style:parent-style-name="Standard" style:list-style-name="L1">
      <style:paragraph-properties fo:text-align="start" style:justify-single-word="false"/>
      <style:text-properties officeooo:rsid="003f0870" officeooo:paragraph-rsid="003f0870"/>
    </style:style>
    <style:style style:name="P41" style:family="paragraph" style:parent-style-name="Standard" style:list-style-name="L1">
      <style:paragraph-properties fo:text-align="start" style:justify-single-word="false"/>
      <style:text-properties officeooo:rsid="0043cbd1" officeooo:paragraph-rsid="0043cbd1"/>
    </style:style>
    <style:style style:name="P42" style:family="paragraph" style:parent-style-name="Standard" style:list-style-name="L1">
      <style:paragraph-properties fo:text-align="start" style:justify-single-word="false"/>
      <style:text-properties officeooo:rsid="0045b462" officeooo:paragraph-rsid="0045b462"/>
    </style:style>
    <style:style style:name="P43" style:family="paragraph" style:parent-style-name="Standard" style:list-style-name="L1">
      <style:paragraph-properties fo:text-align="start" style:justify-single-word="false"/>
      <style:text-properties officeooo:rsid="004728da" officeooo:paragraph-rsid="004728da"/>
    </style:style>
    <style:style style:name="P44" style:family="paragraph" style:parent-style-name="Standard" style:list-style-name="L1">
      <style:paragraph-properties fo:text-align="start" style:justify-single-word="false"/>
      <style:text-properties officeooo:rsid="003f635a" officeooo:paragraph-rsid="003f635a"/>
    </style:style>
    <style:style style:name="P45" style:family="paragraph" style:parent-style-name="Standard" style:list-style-name="L1">
      <style:paragraph-properties fo:text-align="start" style:justify-single-word="false"/>
      <style:text-properties officeooo:rsid="004788c2" officeooo:paragraph-rsid="004788c2"/>
    </style:style>
    <style:style style:name="T1" style:family="text">
      <style:text-properties officeooo:rsid="0016ce67"/>
    </style:style>
    <style:style style:name="T2" style:family="text">
      <style:text-properties officeooo:rsid="00240496"/>
    </style:style>
    <style:style style:name="T3" style:family="text">
      <style:text-properties officeooo:rsid="003c2309"/>
    </style:style>
    <style:style style:name="T4" style:family="text">
      <style:text-properties officeooo:rsid="0048c8b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cepts of Computer System<text:span text:style-name="T4">s</text:span> – Lecture #5</text:p>
      <text:p text:style-name="P1"/>
      <text:list xml:id="list3085525874" text:style-name="L1">
        <text:list-item>
          <text:p text:style-name="P2">Immediate value </text:p>
          <text:list>
            <text:list-item>
              <text:p text:style-name="P2">Operand who gets its data from instruction itself</text:p>
            </text:list-item>
            <text:list-item>
              <text:p text:style-name="P2">Short, signed, const </text:p>
              <text:list>
                <text:list-item>
                  <text:p text:style-name="P3">Short just means not full 32-bit range </text:p>
                </text:list-item>
                <text:list-item>
                  <text:p text:style-name="P4">Instruction cannot be changed <text:span text:style-name="T1">at runtime </text:span></text:p>
                </text:list-item>
              </text:list>
            </text:list-item>
            <text:list-item>
              <text:p text:style-name="P5">Only one per instruction </text:p>
              <text:list>
                <text:list-item>
                  <text:p text:style-name="P6">Always the second operand </text:p>
                </text:list-item>
              </text:list>
            </text:list-item>
          </text:list>
        </text:list-item>
        <text:list-item>
          <text:p text:style-name="P7">Data can be in memory, a register, or in an instruction itself </text:p>
        </text:list-item>
        <text:list-item>
          <text:p text:style-name="P8">ALU-immediate instructions </text:p>
          <text:list>
            <text:list-item>
              <text:p text:style-name="P9">rt = rs op imm</text:p>
              <text:list>
                <text:list-item>
                  <text:p text:style-name="P10">Cannot subtract a number from an immediate </text:p>
                </text:list-item>
              </text:list>
            </text:list-item>
            <text:list-item>
              <text:p text:style-name="P11">addi rt, rs, imm</text:p>
              <text:list>
                <text:list-item>
                  <text:p text:style-name="P12">add $t0, $t1, 1</text:p>
                </text:list-item>
              </text:list>
            </text:list-item>
            <text:list-item>
              <text:p text:style-name="P13">subi </text:p>
              <text:list>
                <text:list-item>
                  <text:p text:style-name="P13">Pseudo-instruction that we can’t use </text:p>
                </text:list-item>
              </text:list>
            </text:list-item>
            <text:list-item>
              <text:p text:style-name="P14">andi <text:span text:style-name="T2">rt, rs, imm </text:span></text:p>
            </text:list-item>
            <text:list-item>
              <text:p text:style-name="P15">ori rt, rs, imm </text:p>
            </text:list-item>
            <text:list-item>
              <text:p text:style-name="P16">xori rt, rs, imm </text:p>
            </text:list-item>
            <text:list-item>
              <text:p text:style-name="P16">nandi rt, rs, imm </text:p>
            </text:list-item>
          </text:list>
        </text:list-item>
        <text:list-item>
          <text:p text:style-name="P17">t0 = 1 – t1</text:p>
          <text:list>
            <text:list-item>
              <text:p text:style-name="P18">How to do </text:p>
              <text:list>
                <text:list-item>
                  <text:p text:style-name="P19">Put one in a register </text:p>
                  <text:list>
                    <text:list-item>
                      <text:p text:style-name="P19">Register 0 is a constant numerical 0 </text:p>
                      <text:list>
                        <text:list-item>
                          <text:p text:style-name="P20">Works in mathematical instruction, kind of like /dev/null </text:p>
                        </text:list-item>
                      </text:list>
                    </text:list-item>
                    <text:list-item>
                      <text:p text:style-name="P21">addi $t0, $0, 1 </text:p>
                      <text:list>
                        <text:list-item>
                          <text:p text:style-name="P22">loadimm (pseudo-instruction)</text:p>
                          <text:list>
                            <text:list-item>
                              <text:p text:style-name="P22">li rt, imm</text:p>
                              <text:list>
                                <text:list-item>
                                  <text:p text:style-name="P22">set rt to imm </text:p>
                                </text:list-item>
                              </text:list>
                            </text:list-item>
                            <text:list-item>
                              <text:p text:style-name="P23">We are allowed to use this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4">Remainder of registers in the instruction set </text:p>
          <text:list>
            <text:list-item>
              <text:p text:style-name="P25">Check the notes for this week (1/26/2018)</text:p>
            </text:list-item>
            <text:list-item>
              <text:p text:style-name="P26">Register 1 – at </text:p>
              <text:list>
                <text:list-item>
                  <text:p text:style-name="P26">Reserved for the assembler</text:p>
                  <text:list>
                    <text:list-item>
                      <text:p text:style-name="P27">Uses this when it has to guess a register not in use for a pseudo-instruction</text:p>
                    </text:list-item>
                  </text:list>
                </text:list-item>
                <text:list-item>
                  <text:p text:style-name="P28">Avoid using this as a computation register </text:p>
                </text:list-item>
              </text:list>
            </text:list-item>
            <text:list-item>
              <text:p text:style-name="P29">Registers 2 &amp; 3 – v0 and v1 </text:p>
              <text:list>
                <text:list-item>
                  <text:p text:style-name="P29">Used for expression evaluation and function results </text:p>
                </text:list-item>
                <text:list-item>
                  <text:p text:style-name="P30">Fast way to return values from functions </text:p>
                </text:list-item>
              </text:list>
            </text:list-item>
            <text:list-item>
              <text:p text:style-name="P31">Registers 4 to 7 – a0 to a3</text:p>
              <text:list>
                <text:list-item>
                  <text:p text:style-name="P31">Arguments passed to procedures and functions </text:p>
                </text:list-item>
              </text:list>
            </text:list-item>
            <text:list-item>
              <text:p text:style-name="P32">Registers 8 to 15 – t0 to t7</text:p>
              <text:list>
                <text:list-item>
                  <text:p text:style-name="P32">Temporary storage – can be overwritten by called routines </text:p>
                </text:list-item>
              </text:list>
            </text:list-item>
            <text:list-item>
              <text:p text:style-name="P32">Registers 16 to 23 – <text:span text:style-name="T3">s0 to s7 </text:span></text:p>
              <text:list>
                <text:list-item>
                  <text:p text:style-name="P33">Variable storage – must be saved by called routines </text:p>
                </text:list-item>
              </text:list>
            </text:list-item>
            <text:list-item>
              <text:p text:style-name="P34">Registers 24 and 25 – t8 and t9</text:p>
              <text:list>
                <text:list-item>
                  <text:p text:style-name="P34">More temporary storage </text:p>
                </text:list-item>
              </text:list>
            </text:list-item>
            <text:list-item>
              <text:p text:style-name="P35">Registers 26 and 27 – k0 and k1</text:p>
              <text:list>
                <text:list-item>
                  <text:p text:style-name="P35"><text:soft-page-break/>Reserved for OS use </text:p>
                </text:list-item>
              </text:list>
            </text:list-item>
            <text:list-item>
              <text:p text:style-name="P36">Register 28 – gp</text:p>
              <text:list>
                <text:list-item>
                  <text:p text:style-name="P36">Global area pointer </text:p>
                </text:list-item>
                <text:list-item>
                  <text:p text:style-name="P37">Used as a global pointer for the heap </text:p>
                  <text:list>
                    <text:list-item>
                      <text:p text:style-name="P38">Things are stored as an offset from the gp </text:p>
                    </text:list-item>
                  </text:list>
                </text:list-item>
              </text:list>
            </text:list-item>
            <text:list-item>
              <text:p text:style-name="P39">Register 29 – sp</text:p>
              <text:list>
                <text:list-item>
                  <text:p text:style-name="P40">Stack pointer</text:p>
                </text:list-item>
                <text:list-item>
                  <text:p text:style-name="P41">Used for runtime stack </text:p>
                  <text:list>
                    <text:list-item>
                      <text:p text:style-name="P42">We will be pushing and popping things from the runtime stack </text:p>
                    </text:list-item>
                  </text:list>
                </text:list-item>
              </text:list>
            </text:list-item>
            <text:list-item>
              <text:p text:style-name="P40">Register 30 – fp</text:p>
              <text:list>
                <text:list-item>
                  <text:p text:style-name="P40">Frame pointer </text:p>
                </text:list-item>
                <text:list-item>
                  <text:p text:style-name="P43">Used by the standard stack frame </text:p>
                  <text:list>
                    <text:list-item>
                      <text:p text:style-name="P43">Definition of stack frame used by every function</text:p>
                    </text:list-item>
                  </text:list>
                </text:list-item>
                <text:list-item>
                  <text:p text:style-name="P43">We’ll cover this later <text:tab/></text:p>
                </text:list-item>
              </text:list>
            </text:list-item>
            <text:list-item>
              <text:p text:style-name="P44">Register 31 – ra</text:p>
              <text:list>
                <text:list-item>
                  <text:p text:style-name="P44">Return address register</text:p>
                </text:list-item>
                <text:list-item>
                  <text:p text:style-name="P45">When you make a function call, stored a location of where to go back to 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13:26:48.393697541</meta:creation-date>
    <dc:date>2018-01-29T13:24:13.206351121</dc:date>
    <meta:editing-duration>PT51M55S</meta:editing-duration>
    <meta:editing-cycles>57</meta:editing-cycles>
    <meta:generator>LibreOffice/5.4.4.2$Linux_X86_64 LibreOffice_project/40m0$Build-2</meta:generator>
    <meta:document-statistic meta:table-count="0" meta:image-count="0" meta:object-count="0" meta:page-count="2" meta:paragraph-count="65" meta:word-count="421" meta:character-count="2034" meta:non-whitespace-character-count="1683"/>
  </office:meta>
</office:document-meta>
</file>